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3.672cm"/>
    </style:style>
    <style:style style:name="gr4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92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202cm" svg:height="0.962cm" svg:x="1.871cm" svg:y="11.872cm">
          <draw:text-box>
            <text:p>Bringing Naturally Developed Scientific Applications to the Web</text:p>
          </draw:text-box>
        </draw:frame>
        <draw:frame draw:style-name="gr2" draw:text-style-name="P1" draw:layer="layout" svg:width="15.974cm" svg:height="3.239cm" svg:x="2.059cm" svg:y="8.546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1" draw:layer="layout" svg:width="5.23cm" svg:height="1.061cm" svg:x="14.159cm" svg:y="14.361cm">
          <draw:image xlink:href="Pictures/10000000000001A800000056EA0521F4.jpg" xlink:type="simple" xlink:show="embed" xlink:actuate="onLoad">
            <text:p/>
          </draw:image>
        </draw:frame>
        <draw:frame draw:style-name="gr3" draw:text-style-name="P3" draw:layer="layout" svg:width="4.004cm" svg:height="0.806cm" svg:x="15.735cm" svg:y="13.58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4" draw:layer="layout" svg:width="5.118cm" svg:height="4.447cm" svg:x="0.431cm" svg:y="17.022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5" draw:text-style-name="P4" draw:layer="layout" svg:width="4.119cm" svg:height="3.388cm" svg:x="0.947cm" svg:y="17.536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6" draw:text-style-name="P5" draw:layer="layout" svg:width="15.206cm" svg:height="4.173cm" svg:x="5.916cm" svg:y="17.5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0-26T10:03:29</dc:date>
    <dc:creator>Jorge Zuluaga</dc:creator>
    <meta:editing-duration>PT06H02M39S</meta:editing-duration>
    <meta:editing-cycles>3</meta:editing-cycles>
    <meta:generator>OpenOffice.org/3.2$Unix OpenOffice.org_project/320m19$Build-9505</meta:generator>
    <meta:document-statistic meta:object-count="9"/>
  </office:meta>
</office:document-meta>
</file>